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UI Gothic" svg:font-family="'MS UI Gothic'" style:font-family-generic="system" style:font-pitch="variable"/>
  </office:font-face-decls>
  <office:automatic-styles>
    <style:style style:name="P1" style:family="paragraph" style:parent-style-name="Text_20_body">
      <style:paragraph-properties fo:text-align="justify" style:justify-single-word="false"/>
      <style:text-properties fo:font-size="11pt" fo:font-weight="bold" officeooo:rsid="001decb4" officeooo:paragraph-rsid="001decb4" style:font-size-asian="11pt" style:font-weight-asian="bold" style:font-size-complex="11pt" style:font-weight-complex="bold"/>
    </style:style>
    <style:style style:name="P2" style:family="paragraph" style:parent-style-name="Text_20_body">
      <style:paragraph-properties fo:text-align="justify" style:justify-single-word="false"/>
      <style:text-properties fo:font-size="11pt" fo:font-weight="bold" officeooo:rsid="001decb4" officeooo:paragraph-rsid="0022d68a" style:font-size-asian="11pt" style:font-weight-asian="bold" style:font-size-complex="11pt" style:font-weight-complex="bold"/>
    </style:style>
    <style:style style:name="P3" style:family="paragraph" style:parent-style-name="Text_20_body">
      <style:paragraph-properties fo:text-align="justify" style:justify-single-word="false"/>
      <style:text-properties fo:font-size="11pt" fo:font-weight="bold" officeooo:rsid="001fad85" officeooo:paragraph-rsid="001fad85" style:font-size-asian="11pt" style:font-weight-asian="bold" style:font-size-complex="11pt" style:font-weight-complex="bold"/>
    </style:style>
    <style:style style:name="P4" style:family="paragraph" style:parent-style-name="Text_20_body">
      <style:paragraph-properties fo:text-align="justify" style:justify-single-word="false"/>
      <style:text-properties fo:font-size="11pt" fo:font-weight="bold" officeooo:rsid="00215c5c" officeooo:paragraph-rsid="00215c5c" style:font-size-asian="11pt" style:font-weight-asian="bold" style:font-size-complex="11pt" style:font-weight-complex="bold"/>
    </style:style>
    <style:style style:name="P5" style:family="paragraph" style:parent-style-name="Text_20_body">
      <style:paragraph-properties fo:text-align="justify" style:justify-single-word="false"/>
      <style:text-properties fo:font-size="11pt" fo:font-weight="bold" officeooo:rsid="0028c37a" officeooo:paragraph-rsid="0028c37a" style:font-size-asian="11pt" style:font-weight-asian="bold" style:font-size-complex="11pt" style:font-weight-complex="bold"/>
    </style:style>
    <style:style style:name="P6" style:family="paragraph" style:parent-style-name="Heading_20_2">
      <style:paragraph-properties fo:text-align="justify" style:justify-single-word="false"/>
      <style:text-properties fo:font-size="11pt" officeooo:paragraph-rsid="001decb4" style:font-size-asian="11pt" style:font-size-complex="11pt"/>
    </style:style>
    <style:style style:name="P7" style:family="paragraph" style:parent-style-name="Text_20_body">
      <style:paragraph-properties fo:text-align="justify" style:justify-single-word="false"/>
      <style:text-properties fo:font-size="11pt" officeooo:rsid="003280a6" officeooo:paragraph-rsid="003280a6" style:font-size-asian="11pt" style:font-size-complex="11pt"/>
    </style:style>
    <style:style style:name="P8" style:family="paragraph" style:parent-style-name="Text_20_body">
      <style:paragraph-properties fo:text-align="justify" style:justify-single-word="false"/>
      <style:text-properties fo:font-size="11pt" officeooo:rsid="0035f177" officeooo:paragraph-rsid="0035f177" style:font-size-asian="11pt" style:font-size-complex="11pt"/>
    </style:style>
    <style:style style:name="P9" style:family="paragraph" style:parent-style-name="Text_20_body">
      <style:paragraph-properties fo:text-align="justify" style:justify-single-word="false"/>
      <style:text-properties fo:font-size="11pt" officeooo:rsid="0035f177" officeooo:paragraph-rsid="0039eb8b" style:font-size-asian="11pt" style:font-size-complex="11pt"/>
    </style:style>
    <style:style style:name="P10" style:family="paragraph" style:parent-style-name="Text_20_body">
      <style:paragraph-properties fo:text-align="justify" style:justify-single-word="false"/>
      <style:text-properties fo:font-size="11pt" officeooo:rsid="0036a1c4" officeooo:paragraph-rsid="0036a1c4" style:font-size-asian="11pt" style:font-size-complex="11pt"/>
    </style:style>
    <style:style style:name="P11" style:family="paragraph" style:parent-style-name="Text_20_body">
      <style:paragraph-properties fo:text-align="justify" style:justify-single-word="false"/>
      <style:text-properties fo:font-size="11pt" officeooo:rsid="00374cfa" officeooo:paragraph-rsid="00374cfa" style:font-size-asian="11pt" style:font-size-complex="11pt"/>
    </style:style>
    <style:style style:name="P12" style:family="paragraph" style:parent-style-name="Text_20_body">
      <style:paragraph-properties fo:text-align="justify" style:justify-single-word="false"/>
      <style:text-properties fo:font-size="11pt" officeooo:rsid="003934bf" officeooo:paragraph-rsid="0039eb8b" style:font-size-asian="11pt" style:font-size-complex="11pt"/>
    </style:style>
    <style:style style:name="P13" style:family="paragraph" style:parent-style-name="Text_20_body">
      <style:paragraph-properties fo:text-align="justify" style:justify-single-word="false"/>
      <style:text-properties fo:font-size="11pt" fo:font-weight="bold" officeooo:rsid="0039eb8b" officeooo:paragraph-rsid="0039eb8b" style:font-size-asian="11pt" style:font-weight-asian="bold" style:font-size-complex="11pt" style:font-weight-complex="bold"/>
    </style:style>
    <style:style style:name="T1" style:family="text">
      <style:text-properties officeooo:rsid="001decb4"/>
    </style:style>
    <style:style style:name="T2" style:family="text">
      <style:text-properties officeooo:rsid="0022d68a"/>
    </style:style>
    <style:style style:name="T3" style:family="text">
      <style:text-properties officeooo:rsid="003280a6"/>
    </style:style>
    <style:style style:name="T4" style:family="text">
      <style:text-properties style:font-name="Liberation Sans" fo:font-weight="bold" officeooo:rsid="003280a6" style:font-name-asian="MS Gothic" style:font-weight-asian="bold" style:font-name-complex="Arial" style:font-weight-complex="bold"/>
    </style:style>
    <style:style style:name="T5" style:family="text">
      <style:text-properties officeooo:rsid="0035f177"/>
    </style:style>
    <style:style style:name="T6" style:family="text">
      <style:text-properties officeooo:rsid="00374cfa"/>
    </style:style>
    <style:style style:name="T7" style:family="text">
      <style:text-properties officeooo:rsid="003934bf"/>
    </style:style>
    <style:style style:name="T8" style:family="text">
      <style:text-properties officeooo:rsid="0039eb8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text:span text:style-name="T4">Greifenfurt </text:span><text:span text:style-name="T1">– </text:span>Timeline </text:h>
      <text:p text:style-name="P1">1. <text:span text:style-name="T3">Kerker</text:span></text:p>
      <text:p text:style-name="P7">Wache Kuller bringt Wasser und Brot. Kuller und Pelt verhöhnen die Insassen, u. a. Den Geweihten des Namenlosen. Ein Klopfen und schwarren ist in der Wand zu hören, sie schreien: "Lasst das, Ihr Ungeziefer!" Die Wachen trinken Wein und schlafen wie jeden Abend.</text:p>
      <text:p text:style-name="P7">Das Scharren nimmt wider zu, besonders hinter der eigenen Zellenwand, die sich auch leicht gewegt. Eine kleine Explosion, dann treten zwei Orks durch einen Durchbruch zwischen den Zellen. Danach hört man Rumpeln und überraschtes Keuchen. Sie haben Pest-Doktor-Verkleidung dabei. Schnell überwältigen sie die noch halb-bewusstlosen Wachen. <text:span text:style-name="T5">Einer der Orks verliert dabei einen Arm.</text:span></text:p>
      <text:p text:style-name="P7">"Du weisst, was zu tun ist. Hast du den Stadtplan? Der eine Brunnen ist am Peraine-Tempel und der andere da." – "Hast du die Phiolen mit dem Purpurblitz?" – "Klar, und danach kommt noch unser Spezialauftrag?" – "Am Praiostempel?" – "Sch… bist du deppert?!" – "Wie kommen wir hier raus? Über den Tunnel geht das ja nicht mehr." – "Wir nehmen ein Boot, das ist ja Plan B." – Sie verlassen den Kerker über die Treppe.</text:p>
      <text:p text:style-name="P7">Die Tunnelwand der Zelle ist nun instabil, sie kann eingedrückt werden. <text:span text:style-name="T5">Die erschlagenen Wachen haben 10 S im Säckel.</text:span></text:p>
      <text:p text:style-name="P2">2. <text:span text:style-name="T5">Brunnen am Peraine-Tempel</text:span></text:p>
      <text:p text:style-name="P8">Der Brunnen am Perainetempel ist das Ziel. Dem angegliedert ist das Siechenhaus. Die Doktoren wurden von zwei Perainegeweihten gesehen. Das Wasser im Brunnen ist rosafarben. Die Doktoren <text:span text:style-name="T8">haben einen Kranken abgeholt und </text:span>sind <text:span text:style-name="T8">dann </text:span>Richtung Magierturm gegangen.</text:p>
      <text:p text:style-name="P1"><text:span text:style-name="T2">3</text:span>. <text:span text:style-name="T5">Brunnen an Magiertrum</text:span></text:p>
      <text:p text:style-name="P9">Beim Brunnen sind die Jung-Tobrier, die ihren Freund wiedererkennen. Dem Bruder <text:span text:style-name="T8">Brandi </text:span>geht es gut, <text:span text:style-name="T7">ist gerade dabei, sich einen Apfel zu holen im Apfelhain. Da hören sie Hilfeschreie aus dem Hain. Die </text:span><text:span text:style-name="T8">Jung-Tobrier </text:span><text:span text:style-name="T7">bewegen sich nicht, haben Angst. </text:span></text:p>
      <text:p text:style-name="P13">4. Apfelhain</text:p>
      <text:p text:style-name="P9"><text:span text:style-name="T7">Die Gruppe kommt gerade rechtzeitig, um den Dämonen zu vertreiben, der den Bruder gerade anfällt. </text:span>Sie wissen nicht, wohin die Pestdoktoren gegangen sind. Das Wasser ist bereits pink. Der nächste Brunnen ist beim Stadtarchiv.</text:p>
      <text:p text:style-name="P3"><text:span text:style-name="T8">5</text:span>. <text:span text:style-name="T5">Brunnen am Stadtarchiv</text:span></text:p>
      <text:p text:style-name="P10">Beim Brunnen ist eine Tränke dabei und eine verzweifelte Frau, deren Esel im Sterben liegt. Die Stadtwache vor Ort sagt, dass zwei seltsame Medici gerade nach dem Praios-Tempel gefragt haben.</text:p>
      <text:p text:style-name="P4"><text:span text:style-name="T8">6</text:span>. <text:span text:style-name="T6">Praios-Tempel</text:span></text:p>
      <text:p text:style-name="P11">Ihr seid erstaunt: Der Tempel ist nicht mehr da, abgerissen von de Orks. Stattdessen sind dort Zelte und Grabungsstätten. Ein Tunnel führt in die Tiefe. Vor dem Eingang liegen zwei Pest-Doktoren-Gewänder.</text:p>
      <text:p text:style-name="P11">Über mehrere wankende Leitern gelangt man nach unten. Man geht einen Gang entlang, kämpft gegen eine Mimik, findet in einem Nebengang einen Brunnen und gelangt dann über mehrere Stufen in einen Saal, <text:span text:style-name="T7">aus dem ein unharmonischer Singsang ertönt</text:span>.</text:p>
      <text:p text:style-name="P5"><text:span text:style-name="T8">7</text:span>. <text:span text:style-name="T6">Finale im Ritual-Saal</text:span></text:p>
      <text:p text:style-name="P12">Der Singsang ist schräg und misstönend, ekelerregend. Die beiden Orks Knark und Greek haben <text:span text:style-name="T8">den entführten Bruder </text:span>Rasta auf <text:span text:style-name="T8">einem Altar festgekettet. Sie wollen ihn Opfern, um einen Dämonen zu beschwören. Rauch- und Nebelschwaden. Die Gruppe kann das Ritual unterbrechen, indem sie die Orks erschlägt. Ggf. kann man schon ein Finale anschliessen und den erschienenen Dämonen vertreibe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UI Gothic" svg:font-family="'MS UI 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MS UI Gothic"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MS UI Gothic"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03T19:17:38.717000000</meta:creation-date>
    <dc:date>2022-12-17T10:26:39.165000000</dc:date>
    <meta:editing-duration>PT1H38M3S</meta:editing-duration>
    <meta:editing-cycles>28</meta:editing-cycles>
    <meta:generator>LibreOffice/7.2.2.2$Windows_X86_64 LibreOffice_project/02b2acce88a210515b4a5bb2e46cbfb63fe97d56</meta:generator>
    <meta:document-statistic meta:table-count="0" meta:image-count="0" meta:object-count="0" meta:page-count="1" meta:paragraph-count="19" meta:word-count="474" meta:character-count="3087" meta:non-whitespace-character-count="2622"/>
  </office:meta>
</office:document-meta>
</file>